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41cm"/>
    </style:style>
    <style:style style:name="Table1.B" style:family="table-column">
      <style:table-column-properties style:column-width="2.413cm"/>
    </style:style>
    <style:style style:name="Table1.C" style:family="table-column">
      <style:table-column-properties style:column-width="6.29cm"/>
    </style:style>
    <style:style style:name="Table1.D" style:family="table-column">
      <style:table-column-properties style:column-width="2.39cm"/>
    </style:style>
    <style:style style:name="Table1.E" style:family="table-column">
      <style:table-column-properties style:column-width="2.159cm"/>
    </style:style>
    <style:style style:name="Table1.F" style:family="table-column">
      <style:table-column-properties style:column-width="2.036cm"/>
    </style:style>
    <style:style style:name="Table1.1" style:family="table-row">
      <style:table-row-properties style:min-row-height="0.025cm"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D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64cm" fo:keep-together="auto"/>
    </style:style>
    <style:style style:name="Table1.A6" style:family="table-cell">
      <style:table-cell-properties fo:padding="0.097cm" fo:border-left="none" fo:border-right="none" fo:border-top="0.05pt solid #000000" fo:border-bottom="none"/>
    </style:style>
    <style:style style:name="Table1.B6" style:family="table-cell">
      <style:table-cell-properties fo:padding="0.097cm" fo:border-left="none" fo:border-right="none" fo:border-top="0.05pt solid #000000" fo:border-bottom="none"/>
    </style:style>
    <style:style style:name="Table1.C6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style:font-name="arial" fo:font-size="12pt" officeooo:paragraph-rsid="015984fd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12pt" style:text-underline-style="none" officeooo:rsid="00adcd69" officeooo:paragraph-rsid="015984fd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text-underline-style="none" officeooo:paragraph-rsid="0140fdf4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none" officeooo:paragraph-rsid="015984fd" style:font-size-asian="8pt" style:font-name-complex="Arial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7" style:family="paragraph" style:parent-style-name="Table_20_Contents">
      <style:text-properties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Header">
      <style:paragraph-properties fo:text-align="center" style:justify-single-word="false"/>
      <style:text-properties fo:font-size="16pt" officeooo:paragraph-rsid="015d3c14" style:font-size-asian="16pt" style:font-size-complex="16pt"/>
    </style:style>
    <style:style style:name="T1" style:family="text">
      <style:text-properties fo:font-size="9pt" officeooo:rsid="00adcd69" style:font-size-asian="9pt" style:font-size-complex="9pt"/>
    </style:style>
    <style:style style:name="T2" style:family="text">
      <style:text-properties style:text-underline-style="none" officeooo:rsid="00adcd69" style:font-name-complex="Arial"/>
    </style:style>
    <style:style style:name="T3" style:family="text">
      <style:text-properties style:text-underline-style="none" officeooo:rsid="015d3c9d" style:font-name-complex="Arial"/>
    </style:style>
    <style:style style:name="T4" style:family="text">
      <style:text-properties style:text-underline-style="none" officeooo:rsid="00b4a1d2" style:font-name-complex="Arial"/>
    </style:style>
    <style:style style:name="T5" style:family="text">
      <style:text-properties style:text-underline-style="none" officeooo:rsid="00bef44e" style:font-name-complex="Arial"/>
    </style:style>
    <style:style style:name="T6" style:family="text">
      <style:text-properties style:text-underline-style="none" officeooo:rsid="00b95a83" style:font-name-complex="Arial"/>
    </style:style>
    <style:style style:name="T7" style:family="text">
      <style:text-properties style:text-underline-style="none" officeooo:rsid="0015a63d" style:font-name-complex="Arial"/>
    </style:style>
    <style:style style:name="T8" style:family="text">
      <style:text-properties fo:color="#000000" style:text-outline="false" style:text-line-through-style="none" style:text-line-through-type="none" style:font-name="arial" fo:font-style="normal" fo:text-shadow="none" fo:font-weight="normal" officeooo:rsid="00e68346" style:font-style-asian="normal" style:font-weight-asian="normal" style:font-name-complex="Ari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0pt" fo:font-style="normal" fo:text-shadow="none" fo:font-weight="normal" officeooo:rsid="00e68346" style:font-size-asian="10pt" style:font-style-asian="normal" style:font-weight-asian="normal" style:font-size-complex="10pt" style:font-weight-complex="normal" style:text-emphasize="none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adcd69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P7"/>
            </table:table-cell>
            <table:table-cell table:style-name="Table1.A1" office:value-type="string">
              <text:p text:style-name="P7"/>
            </table:table-cell>
            <table:table-cell table:style-name="Table1.D1" table:number-columns-spanned="3" office:value-type="string">
              <text:p text:style-name="P12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p>
            </table:table-cell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5"><text:s/><text:span text:style-name="T12">Date</text:span></text:p>
            </table:table-cell>
            <table:table-cell table:style-name="Table1.A2" office:value-type="string">
              <text:p text:style-name="P10">Doc No.</text:p>
            </table:table-cell>
            <table:table-cell table:style-name="Table1.A2" office:value-type="string">
              <text:p text:style-name="P10">Particulars</text:p>
            </table:table-cell>
            <table:table-cell table:style-name="Table1.A2" office:value-type="string">
              <text:p text:style-name="P10">A/C Code</text:p>
            </table:table-cell>
            <table:table-cell table:style-name="Table1.A2" office:value-type="string">
              <text:p text:style-name="P10">Receipt (₹)</text:p>
            </table:table-cell>
            <table:table-cell table:style-name="Table1.F2" office:value-type="string">
              <text:p text:style-name="P10">Payment (₹)</text:p>
            </table:table-cell>
          </table:table-row>
        </table:table-header-rows>
        <table:table-row table:style-name="Table1.3">
          <table:table-cell table:style-name="Table1.A3" table:number-columns-spanned="6" office:value-type="string">
            <text:p text:style-name="Table_20_Contents"><text:span text:style-name="Source_20_Text"><text:span text:style-name="T10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3"><text:text-input text:description="&lt;formatLang(line['date'],date = True) &gt;"> date</text:text-input></text:p>
          </table:table-cell>
          <table:table-cell table:style-name="Table1.A2" office:value-type="string">
            <text:p text:style-name="P9"><text:text-input text:description="&lt;line['document_number']&gt;">document no</text:text-input></text:p>
          </table:table-cell>
          <table:table-cell table:style-name="Table1.A2" office:value-type="string">
            <text:p text:style-name="P9"><text:text-input text:description="&lt;line['particulars']&gt;">particulars</text:text-input></text:p>
          </table:table-cell>
          <table:table-cell table:style-name="Table1.A2" office:value-type="string">
            <text:p text:style-name="P9"><text:text-input text:description="&lt;line['ac_code']&gt;">account code</text:text-input></text:p>
          </table:table-cell>
          <table:table-cell table:style-name="Table1.A2" office:value-type="string">
            <text:p text:style-name="P8"><text:bookmark-start text:name="__DdeLink__185_20618619962"/><text:text-input text:description="&lt;line['receipt']&gt;">receipt</text:text-input><text:bookmark-end text:name="__DdeLink__185_20618619962"/></text:p>
          </table:table-cell>
          <table:table-cell table:style-name="Table1.F2" office:value-type="string">
            <text:p text:style-name="P8"><text:bookmark-start text:name="__DdeLink__185_206186199611"/><text:text-input text:description="&lt;line['payment']&gt;">payment</text:text-input><text:bookmark-end text:name="__DdeLink__185_206186199611"/></text:p>
          </table:table-cell>
        </table:table-row>
        <table:table-row table:style-name="Table1.5">
          <table:table-cell table:style-name="Table1.A5" office:value-type="string">
            <text:p text:style-name="Table_20_Contents"><text:span text:style-name="Source_20_Text"><text:span text:style-name="T10"><text:text-input text:description="&lt;/for&gt;">for loop end</text:text-input></text:span></text:span>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F5" office:value-type="string">
            <text:p text:style-name="P7"/>
          </table:table-cell>
        </table:table-row>
        <table:table-row table:style-name="Table1.6">
          <table:table-cell table:style-name="Table1.A6" office:value-type="string">
            <text:p text:style-name="Standard"/>
          </table:table-cell>
          <table:table-cell table:style-name="Table1.B6" office:value-type="string">
            <text:p text:style-name="P7"/>
          </table:table-cell>
          <table:table-cell table:style-name="Table1.C6" table:number-columns-spanned="4" office:value-type="string">
            <text:p text:style-name="P11">Printed on <text:date style:data-style-name="N79" text:date-value="2017-02-28T14:50:38.699525361">Tuesday 28 February 2017</text:date> at <text:time style:data-style-name="N42" text:time-value="2017-02-28T14:50:38.699640403">02:50 PM</text:time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paragraph-rsid="015d3c14" style:font-size-asian="16pt" style:font-size-complex="1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8pt" style:text-underline-style="none" officeooo:paragraph-rsid="0140fdf4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officeooo:paragraph-rsid="015984f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arial" fo:font-size="8pt" style:text-underline-style="none" officeooo:paragraph-rsid="015984fd" style:font-size-asian="8pt" style:font-name-complex="Arial" style:font-size-complex="8pt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style:text-underline-style="none" officeooo:rsid="00adcd69" officeooo:paragraph-rsid="015984fd" style:font-size-asian="12pt" style:font-name-complex="Arial" style:font-size-complex="12pt"/>
    </style:style>
    <style:style style:name="MT1" style:family="text">
      <style:text-properties officeooo:rsid="00adcd69"/>
    </style:style>
    <style:style style:name="MT2" style:family="text">
      <style:text-properties style:text-underline-style="none" officeooo:rsid="00adcd69" style:font-name-complex="Arial"/>
    </style:style>
    <style:style style:name="MT3" style:family="text">
      <style:text-properties style:text-underline-style="none" officeooo:rsid="015d3c9d" style:font-name-complex="Arial"/>
    </style:style>
    <style:style style:name="MT4" style:family="text">
      <style:text-properties style:text-underline-style="none" officeooo:rsid="00b4a1d2" style:font-name-complex="Arial"/>
    </style:style>
    <style:style style:name="MT5" style:family="text">
      <style:text-properties style:text-underline-style="none" officeooo:rsid="00bef44e" style:font-name-complex="Arial"/>
    </style:style>
    <style:style style:name="MT6" style:family="text">
      <style:text-properties style:text-underline-style="none" officeooo:rsid="00b95a83" style:font-name-complex="Arial"/>
    </style:style>
    <style:style style:name="MT7" style:family="text">
      <style:text-properties style:text-underline-style="none" officeooo:rsid="0015a63d" style:font-name-complex="Arial"/>
    </style:style>
    <style:style style:name="MT8" style:family="text">
      <style:text-properties fo:color="#000000" style:text-outline="false" style:text-line-through-style="none" style:text-line-through-type="none" style:font-name="arial" fo:font-style="normal" fo:text-shadow="none" fo:font-weight="normal" officeooo:rsid="00e68346" style:font-style-asian="normal" style:font-weight-asian="normal" style:font-name-complex="Arial" style:font-weight-complex="normal" style:text-emphasize="none"/>
    </style:style>
    <style:style style:name="MT9" style:family="text">
      <style:text-properties fo:color="#000000" style:text-outline="false" style:text-line-through-style="none" style:text-line-through-type="none" style:font-name="arial" fo:font-size="10pt" fo:font-style="normal" fo:text-shadow="none" fo:font-weight="normal" officeooo:rsid="00e68346" style:font-size-asian="10pt" style:font-style-asian="normal" style:font-weight-asian="normal" style:font-size-complex="10pt" style:font-weight-complex="normal" style:text-emphasize="none"/>
    </style:style>
    <style:page-layout style:name="Mpm1">
      <style:page-layout-properties fo:page-width="21.006cm" fo:page-height="29.693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1"> </text:span><text:s text:c="2"/></text:p>
        <text:p text:style-name="MP2"><text:text-input text:description="&lt;choose&gt;">choose bank book or cash book</text:text-input></text:p>
        <text:p text:style-name="MP2"><text:text-input text:description="&lt;when test=&quot;o.report_type== 'bank_book'&quot;&gt;">when to check bank</text:text-input></text:p>
        <text:p text:style-name="MP3"><text:span text:style-name="MT2">BANK/</text:span><text:span text:style-name="MT3">CASH</text:span><text:span text:style-name="MT2"> BOOK </text:span><text:span text:style-name="MT4">F</text:span><text:span text:style-name="MT5">ROM</text:span><text:span text:style-name="MT4"> </text:span><text:span text:style-name="MT2"><text:text-input text:description="&lt;formatLang(o.date_start,date = True) &gt;">period</text:text-input></text:span><text:span text:style-name="MT2"> </text:span><text:span text:style-name="MT6">TO </text:span><text:span text:style-name="MT2"><text:text-input text:description="&lt;formatLang(o.date_stop,date = True) &gt;">period</text:text-input></text:span></text:p>
        <text:p text:style-name="MP4"><text:text-input text:description="&lt;/when&gt;">end when</text:text-input></text:p>
        <text:p text:style-name="MP4"><text:text-input text:description="&lt;otherwise&gt;">otherwise block</text:text-input></text:p>
        <text:p text:style-name="MP3"><text:span text:style-name="MT7">CASH</text:span><text:span text:style-name="MT2"> BOOK </text:span><text:span text:style-name="MT4">F</text:span><text:span text:style-name="MT5">ROM</text:span><text:span text:style-name="MT4"> </text:span><text:span text:style-name="MT2"><text:text-input text:description="&lt;formatLang(o.date_start,date = True) &gt;">period</text:text-input></text:span><text:span text:style-name="MT2"> </text:span><text:span text:style-name="MT6">TO </text:span><text:span text:style-name="MT2"><text:text-input text:description="&lt;formatLang(o.date_stop,date = True) &gt;">period</text:text-input></text:span></text:p>
        <text:p text:style-name="MP4"><text:text-input text:description="&lt;/otherwise&gt;">End otherwise block</text:text-input></text:p>
        <text:p text:style-name="MP4"><text:span text:style-name="Source_20_Text"><text:span text:style-name="MT8"><text:text-input text:description="&lt;/choose&gt;">End choose</text:text-input></text:span></text:span></text:p>
        <text:p text:style-name="MP4"><text:span text:style-name="Source_20_Text"><text:span text:style-name="MT9">(</text:span></text:span><text:span text:style-name="Source_20_Text"><text:span text:style-name="MT9"><text:text-input text:description="&lt;o.account_id.name&gt;">account details</text:text-input></text:span></text:span><text:span text:style-name="Source_20_Text"><text:span text:style-name="MT9">)</text:span></text:span></text:p>
        <text:p text:style-name="MP5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2-28T14:50:38.590028710</dc:date>
    <meta:editing-duration>P3DT1H51M11S</meta:editing-duration>
    <meta:editing-cycles>1262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118" meta:character-count="450" meta:non-whitespace-character-count="39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